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efinitionHolder.redefineComplexTyp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definitionMaster.getAttributeGroupRedefinitions( String name , StscImporter . SchemaToProcess schem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Translator.uriMatch( String s1 , String s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efinitionMaster.doTopologicalSort( List genericRedefines , StscImporter . SchemaToProcess schema , String name , short componentTyp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46">
            <text:p text:style-name="Table_20_Contents">46</text:p>
          </table:table-cell>
          <table:table-cell office:value-type="float" office:value="110">
            <text:p text:style-name="Table_20_Contents">110</text:p>
          </table:table-cell>
        </table:table-row>
        <table:table-row>
          <table:table-cell office:value-type="string">
            <text:p text:style-name="Table_20_Contents">RedefinitionMaster.getModelGroupRedefinitions( String name , StscImporter . SchemaToProcess schem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Translator.getUserData( XmlObject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scTranslator.findFilename( XmlObject x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efinitionMaster.componentNameFromCode( short 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scTranslator.findElementFormDefault( Xml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scTranslator.findAttributeFormDefault( Xml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efinitionHolder.complainAboutMissingDefinition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definitionMaster.getSimpleTypeRedefinitions( String name , StscImporter . SchemaToProcess schem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Translator.copyGlobalElementToLocalElement( SchemaGlobalElement referenced , SchemaLocalElementImpl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definitionHolder.redefineSimpleTyp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scTranslator.isReservedType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efinitionMaster.RedefinitionMaster( RedefinitionHolder [ ] redefHold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RedefinitionMaster.locationFromRedefinitionAndCode( RedefinitionHolder redefinition , String name , short 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scTranslator.translateGlobalComplexType( TopLevelComplexType xsdType , String targetNamespace , boolean chameleon , boolean redefin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tscTranslator.translateModelGroup( NamedGroup namedGroup , String targetNamespace , boolean chameleon , boolean redefin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scTranslator.translateAttributeType( TopLevelAttribute xsdType , String targetNamespace , boolean chamele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scTranslator.buildPosInteger( XmlAnySimpleTyp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scTranslator.translateElement( Element xsdElt , String targetNamespace , boolean chameleon , String elemFormDefault , String attFormDefault , List anonymousTypes , SchemaType outerType )</text:p>
          </table:table-cell>
          <table:table-cell office:value-type="float" office:value="74">
            <text:p text:style-name="Table_20_Contents">74</text:p>
          </table:table-cell>
          <table:table-cell office:value-type="float" office:value="65">
            <text:p text:style-name="Table_20_Contents">65</text:p>
          </table:table-cell>
          <table:table-cell office:value-type="float" office:value="289">
            <text:p text:style-name="Table_20_Contents">289</text:p>
          </table:table-cell>
        </table:table-row>
        <table:table-row>
          <table:table-cell office:value-type="string">
            <text:p text:style-name="Table_20_Contents">StscTranslator.translateDocumentType( TopLevelElement xsdType , String targetNamespace , boolean chamele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scTranslator.translateIdentityConstraint( Keybase parseIC , String targetNamespace , boolean chamele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RedefinitionHolder.redefineModelGroup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scTranslator.translateUseCode( Attribute . Use attru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scTranslator.translateAttribute( Attribute xsdAttr , String targetNamespace , String formDefault , boolean chameleon , List anonymousTypes , SchemaType outerType , SchemaAttributeModel baseModel , boolean local )</text:p>
          </table:table-cell>
          <table:table-cell office:value-type="float" office:value="53">
            <text:p text:style-name="Table_20_Contents">53</text:p>
          </table:table-cell>
          <table:table-cell office:value-type="float" office:value="48">
            <text:p text:style-name="Table_20_Contents">48</text:p>
          </table:table-cell>
          <table:table-cell office:value-type="float" office:value="180">
            <text:p text:style-name="Table_20_Contents">180</text:p>
          </table:table-cell>
        </table:table-row>
        <table:table-row>
          <table:table-cell office:value-type="string">
            <text:p text:style-name="Table_20_Contents">StscTranslator.translateAnonymousSimpleType( SimpleType typedef , String targetNamespace , boolean chameleon , String elemFormDefault , String attFormDefault , List anonymousTypes , SchemaType ou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scTranslator.translateGlobalSimpleType( TopLevelSimpleType xsdType , String targetNamespace , boolean chameleon , boolean redefin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definitionMaster.getComplexTypeRedefinitions( String name , StscImporter . SchemaToProcess schem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Translator.removeWhitespace( String x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scTranslator.translateAttributeGroup( AttributeGroup attrGroup , String targetNamespace , boolean chameleon , boolean re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scTranslator.checkRecursiveGroupReference( QName [ ] context , QName containingElement , SchemaTypeImpl outerTyp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tscTranslator.addAllDefinitions( StscImporter . SchemaToProcess [ ] schemasAndChameleons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65">
            <text:p text:style-name="Table_20_Contents">65</text:p>
          </table:table-cell>
          <table:table-cell office:value-type="float" office:value="177">
            <text:p text:style-name="Table_20_Contents">177</text:p>
          </table:table-cell>
        </table:table-row>
        <table:table-row>
          <table:table-cell office:value-type="string">
            <text:p text:style-name="Table_20_Contents">RedefinitionHolder.redefineAttributeGroup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scTranslator.copyGlobalAttributeToLocalAttribute( SchemaGlobalAttributeImpl referenced , SchemaLocalAttributeImpl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scTranslator.isEmptySchema(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Translator.checkXPathSyntax( String x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scTranslator.buildBigInt( XmlAnySimpleTyp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scTranslator.buildNnInteger( XmlAnySimpleTyp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definitionHolder.RedefinitionHolder( StscImporter . SchemaToProcess schemaToProcess , Redefine redefin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